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="0.9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10" style:family="table-cell" style:parent-style-name="Default" style:data-style-name="N122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textarea-horizontal-align="justify" draw:textarea-vertical-align="top" draw:auto-grow-height="false" fo:min-height="4.8516in" fo:min-width="4.2689in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top" draw:auto-grow-height="false" fo:min-height="3.3528in" fo:min-width="2.9059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07in"/>
      <style:paragraph-properties style:writing-mode="lr-tb"/>
    </style:style>
    <style:style style:name="gr4" style:family="graphic">
      <style:graphic-properties draw:stroke="solid" draw:marker-start="Arrow" draw:marker-start-width="0.0787in" draw:marker-end="Arrow" draw:marker-end-width="0.0787in" draw:textarea-horizontal-align="center" draw:textarea-vertical-align="middle" draw:show-unit="true"/>
      <style:paragraph-properties style:writing-mode="lr-tb"/>
    </style:style>
    <style:style style:name="gr5" style:family="graphic">
      <style:graphic-properties draw:fill="none" draw:fill-color="#ffff00" draw:textarea-horizontal-align="justify" draw:textarea-vertical-align="bottom" draw:auto-grow-height="false" fo:min-height="2.7661in" fo:min-width="2.1969in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937in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0882in" fo:min-width="0.0894in"/>
    </style:style>
    <style:style style:name="gr8" style:family="graphic">
      <style:graphic-properties draw:fill-color="#ff0000" draw:textarea-horizontal-align="justify" draw:textarea-vertical-align="middle" draw:auto-grow-height="false" fo:min-height="0.0882in" fo:min-width="0.0894in"/>
    </style:style>
    <style:style style:name="gr9" style:family="graphic">
      <style:graphic-properties draw:stroke="none" svg:stroke-color="#ff0000" draw:fill="none" draw:fill-color="#ffffff" fo:min-height="0.2307in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0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1" table:formula="of:=5*12*25.4" office:value-type="float" office:value="1524" calcext:value-type="float">
            <text:p>1524.00</text:p>
          </table:table-cell>
          <table:table-cell table:formula="of:=[.D7]+[.B6]" office:value-type="float" office:value="1353.8" calcext:value-type="float">
            <text:p>1353.8</text:p>
          </table:table-cell>
          <table:table-cell table:formula="of:=[.B6]*4" office:value-type="float" office:value="1332" calcext:value-type="float">
            <text:p>1332</text:p>
          </table:table-cell>
          <table:table-cell table:formula="of:=[.B6]+2*[.B5]" office:value-type="float" office:value="953.8" calcext:value-type="float">
            <text:p>953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2]-[.C2]" office:value-type="float" office:value="170.2" calcext:value-type="float">
            <text:p>170.2</text:p>
          </table:table-cell>
          <table:table-cell table:formula="of:=[.B2]-[.D2]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Needed</text:p>
          </table:table-cell>
          <table:table-cell/>
          <table:table-cell office:value-type="string" calcext:value-type="string">
            <text:p>Qty from pipe 1</text:p>
          </table:table-cell>
          <table:table-cell office:value-type="string" calcext:value-type="string">
            <text:p>Qty from pipe 2</text:p>
          </table:table-cell>
          <table:table-cell office:value-type="string" calcext:value-type="string">
            <text:p>Qty from pipe 3</text:p>
          </table:table-cell>
          <table:table-cell/>
        </table:table-row>
        <table:table-row table:style-name="ro1">
          <table:table-cell/>
          <table:table-cell table:style-name="ce11" office:value-type="float" office:value="310.4" calcext:value-type="float">
            <text:p>310.40</text:p>
          </table:table-cell>
          <table:table-cell office:value-type="float" office:value="2" calcext:value-type="float">
            <text:p>2</text:p>
          </table:table-cell>
          <table:table-cell table:formula="of:=[.C5]*[.B5]" office:value-type="float" office:value="620.8" calcext:value-type="float">
            <text:p>6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:.G5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 office:value-type="float" office:value="333" calcext:value-type="float">
            <text:p>333.00</text:p>
          </table:table-cell>
          <table:table-cell office:value-type="float" office:value="6" calcext:value-type="float">
            <text:p>6</text:p>
          </table:table-cell>
          <table:table-cell table:formula="of:=[.C6]*[.B6]"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6:.G6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1" office:value-type="float" office:value="510.4" calcext:value-type="float">
            <text:p>510.40</text:p>
          </table:table-cell>
          <table:table-cell office:value-type="float" office:value="2" calcext:value-type="float">
            <text:p>2</text:p>
          </table:table-cell>
          <table:table-cell table:formula="of:=[.C7]*[.B7]" office:value-type="float" office:value="1020.8" calcext:value-type="float">
            <text:p>1020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E7:.G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SUM([.D5:.D7])" office:value-type="float" office:value="3639.6" calcext:value-type="float">
            <text:p>3639.6</text:p>
          </table:table-cell>
          <table:table-cell table:number-columns-repeated="4"/>
        </table:table-row>
      </table:table>
      <table:table table:name="Sheet2" table:style-name="ta1">
        <table:shapes>
          <draw:custom-shape draw:z-index="0" draw:style-name="gr1" draw:text-style-name="P1" svg:width="4.2689in" svg:height="4.8516in" svg:x="10.1843in" svg:y="5.2256in">
            <text:p text:style-name="P1"/>
            <text:p text:style-name="P1"/>
            <text:p text:style-name="P1"/>
            <text:p text:style-name="P1">Endstop</text:p>
            <text:p text:style-name="P1">Limit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2.9059in" svg:height="3.3528in" svg:x="10.6602in" svg:y="6.7362in">
            <text:p text:style-name="P1">Bed Size</text:p>
            <draw:enhanced-geometry svg:viewBox="0 0 21600 21600" draw:type="rectangle" draw:enhanced-path="M 0 0 L 21600 0 21600 21600 0 21600 0 0 Z N"/>
          </draw:custom-shape>
          <draw:frame draw:z-index="2" draw:style-name="gr3" draw:text-style-name="P3" svg:width="0.6402in" svg:height="0.2307in" svg:x="13.8319in" svg:y="5.2673in">
            <draw:text-box>
              <text:p>478, 577</text:p>
            </draw:text-box>
          </draw:frame>
          <draw:frame draw:z-index="3" draw:style-name="gr3" draw:text-style-name="P3" svg:width="0.6402in" svg:height="0.2307in" svg:x="10.1484in" svg:y="9.9177in">
            <draw:text-box>
              <text:p>-19, 0</text:p>
            </draw:text-box>
          </draw:frame>
          <draw:frame draw:z-index="4" draw:style-name="gr3" draw:text-style-name="P3" svg:width="0.6402in" svg:height="0.2307in" svg:x="13.9094in" svg:y="9.9047in">
            <draw:text-box>
              <text:p>478, 0.0</text:p>
            </draw:text-box>
          </draw:frame>
          <draw:frame draw:z-index="5" draw:style-name="gr3" draw:text-style-name="P3" svg:width="0.6402in" svg:height="0.2307in" svg:x="10.1665in" svg:y="5.237in">
            <draw:text-box>
              <text:p>-19, 577</text:p>
            </draw:text-box>
          </draw:frame>
          <draw:measure draw:z-index="6" draw:style-name="gr4" draw:text-style-name="P1" svg:x1="12.1835in" svg:y1="6.7484in" svg:x2="12.1874in" svg:y2="5.2736in">
            <text:p text:style-name="P1">122 mm</text:p>
          </draw:measure>
          <draw:measure draw:z-index="7" draw:style-name="gr4" draw:text-style-name="P1" svg:x1="13.5752in" svg:y1="8.4209in" svg:x2="14.4535in" svg:y2="8.4106in">
            <text:p text:style-name="P1">21 <text:measure text:kind="unit">mm</text:measure><text:measure text:kind="gap"/></text:p>
          </draw:measure>
          <draw:frame draw:z-index="8" draw:style-name="gr3" draw:text-style-name="P3" svg:width="0.6402in" svg:height="0.2307in" svg:x="12.9709in" svg:y="6.787in">
            <draw:text-box>
              <text:p>457, 455</text:p>
            </draw:text-box>
          </draw:frame>
          <draw:frame draw:z-index="9" draw:style-name="gr3" draw:text-style-name="P3" svg:width="0.6402in" svg:height="0.2307in" svg:x="10.7055in" svg:y="6.7854in">
            <draw:text-box>
              <text:p>0, 455</text:p>
            </draw:text-box>
          </draw:frame>
          <draw:frame draw:z-index="10" draw:style-name="gr3" draw:text-style-name="P3" svg:width="0.6402in" svg:height="0.2307in" svg:x="12.9705in" svg:y="9.9122in">
            <draw:text-box>
              <text:p>457, 0.0</text:p>
            </draw:text-box>
          </draw:frame>
          <draw:frame draw:z-index="11" draw:style-name="gr3" draw:text-style-name="P3" svg:width="0.6402in" svg:height="0.2307in" svg:x="10.7016in" svg:y="9.9071in">
            <draw:text-box>
              <text:p>0, 0</text:p>
            </draw:text-box>
          </draw:frame>
          <draw:custom-shape draw:z-index="12" draw:style-name="gr5" draw:text-style-name="P4" svg:width="2.1969in" svg:height="2.7661in" svg:x="10.8449in" svg:y="7.1012in">
            <text:p text:style-name="P1">Probing Area</text:p>
            <draw:enhanced-geometry svg:viewBox="0 0 21600 21600" draw:type="rectangle" draw:enhanced-path="M 0 0 L 21600 0 21600 21600 0 21600 0 0 Z N"/>
          </draw:custom-shape>
          <draw:frame draw:z-index="13" draw:style-name="gr6" draw:text-style-name="P3" svg:width="0.3583in" svg:height="0.2937in" svg:x="12.6409in" svg:y="8.2201in">
            <draw:text-box>
              <text:p>418</text:p>
            </draw:text-box>
          </draw:frame>
          <draw:frame draw:z-index="14" draw:style-name="gr6" draw:text-style-name="P3" svg:width="0.2205in" svg:height="0.2937in" svg:x="11.9043in" svg:y="9.5386in">
            <draw:text-box>
              <text:p>5</text:p>
            </draw:text-box>
          </draw:frame>
          <draw:frame draw:z-index="15" draw:style-name="gr6" draw:text-style-name="P3" svg:width="0.4606in" svg:height="0.2937in" svg:x="10.8937in" svg:y="8.3894in">
            <draw:text-box>
              <text:p>5</text:p>
            </draw:text-box>
          </draw:frame>
          <draw:frame draw:z-index="16" draw:style-name="gr6" draw:text-style-name="P3" svg:width="0.3583in" svg:height="0.2937in" svg:x="11.8079in" svg:y="7.1685in">
            <draw:text-box>
              <text:p>450</text:p>
            </draw:text-box>
          </draw:frame>
          <draw:custom-shape draw:z-index="17" draw:style-name="gr7" draw:text-style-name="P5" svg:width="0.1256in" svg:height="0.1244in" svg:x="10.778in" svg:y="9.783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7" draw:text-style-name="P5" svg:width="0.1256in" svg:height="0.1244in" svg:x="12.9705in" svg:y="9.788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7" draw:text-style-name="P5" svg:width="0.1256in" svg:height="0.1244in" svg:x="12.9634in" svg:y="7.052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style-name="gr7" draw:text-style-name="P5" svg:width="0.1256in" svg:height="0.1244in" svg:x="10.778in" svg:y="7.0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style-name="gr8" draw:text-style-name="P6" svg:width="0.1256in" svg:height="0.1244in" svg:x="10.9705in" svg:y="9.701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style-name="gr8" draw:text-style-name="P6" svg:width="0.1256in" svg:height="0.1244in" svg:x="13.1398in" svg:y="9.701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style-name="gr8" draw:text-style-name="P6" svg:width="0.1256in" svg:height="0.1244in" svg:x="13.1398in" svg:y="6.954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style-name="gr8" draw:text-style-name="P6" svg:width="0.1256in" svg:height="0.1244in" svg:x="10.9705in" svg:y="6.954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style-name="gr8" draw:text-style-name="P6" svg:width="0.1256in" svg:height="0.1244in" svg:x="15.1039in" svg:y="8.71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style-name="gr7" draw:text-style-name="P5" svg:width="0.1256in" svg:height="0.1244in" svg:x="15.0996in" svg:y="8.894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7" draw:style-name="gr9" draw:text-style-name="P3" svg:width="0.6402in" svg:height="0.2307in" svg:x="10.739in" svg:y="9.4173in">
            <draw:text-box>
              <text:p>66.5+5, 5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45" table:default-cell-style-name="Default"/>
        <table:table-row table:style-name="ro1">
          <table:table-cell/>
          <table:table-cell table:style-name="ce6" table:number-columns-repeated="5"/>
          <table:table-cell table:number-columns-repeated="2" table:style-name="ce9" office:value-type="string" calcext:value-type="string">
            <text:p>Use 50-90%</text:p>
          </table:table-cell>
          <table:table-cell table:style-name="ce6"/>
          <table:table-cell table:number-columns-repeated="55"/>
        </table:table-row>
        <table:table-row table:style-name="ro2">
          <table:table-cell table:style-name="ce5"/>
          <table:table-cell table:style-name="ce7"/>
          <table:table-cell table:style-name="ce7" office:value-type="string" calcext:value-type="string">
            <text:p>Drivers</text:p>
          </table:table-cell>
          <table:table-cell table:style-name="ce7" office:value-type="string" calcext:value-type="string">
            <text:p>Setting R</text:p>
          </table:table-cell>
          <table:table-cell table:style-name="ce7" office:value-type="string" calcext:value-type="string">
            <text:p>Motor Rated Current A</text:p>
          </table:table-cell>
          <table:table-cell table:style-name="ce7" office:value-type="string" calcext:value-type="string">
            <text:p>Driver Rated Current A</text:p>
          </table:table-cell>
          <table:table-cell table:style-name="ce7" office:value-type="string" calcext:value-type="string">
            <text:p>Setting I_max</text:p>
          </table:table-cell>
          <table:table-cell table:style-name="ce7" office:value-type="string" calcext:value-type="string">
            <text:p>Setting Used I_max</text:p>
          </table:table-cell>
          <table:table-cell table:style-name="ce7" office:value-type="string" calcext:value-type="string">
            <text:p>Vref</text:p>
          </table:table-cell>
          <table:table-cell table:number-columns-repeated="2"/>
          <table:table-cell table:style-name="ce5" table:number-columns-repeated="53"/>
        </table:table-row>
        <table:table-row table:style-name="ro3">
          <table:table-cell/>
          <table:table-cell table:style-name="ce8" office:value-type="string" calcext:value-type="string">
            <text:p>X_CURRENT</text:p>
          </table:table-cell>
          <table:table-cell table:style-name="ce9" office:value-type="float" office:value="2130" calcext:value-type="float">
            <text:p>2130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/>
          <table:table-cell table:style-name="ce10" table:formula="of:=[.F3]*0.5/1.414" office:value-type="float" office:value="0.884016973125884" calcext:value-type="float">
            <text:p>0.884</text:p>
          </table:table-cell>
          <table:table-cell table:style-name="ce6" table:formula="of:=[.G3]/1.41" office:value-type="float" office:value="0" calcext:value-type="float">
            <text:p>0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Y_CURRENT</text:p>
          </table:table-cell>
          <table:table-cell table:style-name="ce9" office:value-type="float" office:value="5160" calcext:value-type="float">
            <text:p>5160</text:p>
          </table:table-cell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4.333" calcext:value-type="float">
            <text:p>4.333</text:p>
          </table:table-cell>
          <table:table-cell table:style-name="ce10" table:formula="of:=[.G4]*0.5" office:value-type="float" office:value="2.1665" calcext:value-type="float">
            <text:p>2.167</text:p>
          </table:table-cell>
          <table:table-cell table:style-name="ce6" table:formula="of:=[.G4]/1.41" office:value-type="float" office:value="3.07304964539007" calcext:value-type="float">
            <text:p>3.07304964539007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Z_CURRENT</text:p>
          </table:table-cell>
          <table:table-cell table:style-name="ce9" office:value-type="string" calcext:value-type="string">
            <text:p>DRV88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2"/>
          <table:table-cell table:style-name="ce6" table:formula="of:=[.F5]/2" office:value-type="float" office:value="0.75" calcext:value-type="float">
            <text:p>0.75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E0_CURRENT</text:p>
          </table:table-cell>
          <table:table-cell table:style-name="ce9" office:value-type="string" calcext:value-type="string">
            <text:p>DRV882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2"/>
          <table:table-cell table:style-name="ce6" table:formula="of:=[.F6]/2" office:value-type="float" office:value="0.75" calcext:value-type="float">
            <text:p>0.75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E1_CURRENT</text:p>
          </table:table-cell>
          <table:table-cell table:style-name="ce9" office:value-type="string" calcext:value-type="string">
            <text:p>DRV882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2"/>
          <table:table-cell table:style-name="ce6" table:formula="of:=[.F7]/2" office:value-type="float" office:value="0.75" calcext:value-type="float">
            <text:p>0.75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X2_CURRENT</text:p>
          </table:table-cell>
          <table:table-cell table:style-name="ce9" office:value-type="float" office:value="2130" calcext:value-type="float">
            <text:p>2130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number-columns-repeated="2"/>
          <table:table-cell table:style-name="ce6" table:formula="of:=[.G8]/1.41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formula="of:=200*32*3*1.03/(7.3*3.14159)" office:value-type="float" office:value="862.315291266655" calcext:value-type="float">
            <text:p>862.31529126665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_min</text:p>
          </table:table-cell>
          <table:table-cell office:value-type="float" office:value="-19" calcext:value-type="float">
            <text:p>-19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x_max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y_m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y_max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probe position</text:p>
          </table:table-cell>
          <table:table-cell office:value-type="string" calcext:value-type="string">
            <text:p>nozzle position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robe_x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robe_y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robe_z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4"/>
          <table:table-cell table:style-name="ce22" office:value-type="string" calcext:value-type="string">
            <text:p>PROBING_MARGIN_BACK</text:p>
          </table:table-cell>
          <table:table-cell office:value-type="string" calcext:value-type="string">
            <text:p><text:s text:c="2"/>13*PROBING_MARGIN</text:p>
          </table:table-cell>
          <table:table-cell table:number-columns-repeated="48"/>
        </table:table-row>
        <table:table-row table:style-name="ro1">
          <table:table-cell/>
          <table:table-cell table:style-name="ce15" office:value-type="string" calcext:value-type="string">
            <text:p>X_offset</text:p>
          </table:table-cell>
          <table:table-cell table:style-name="ce19" office:value-type="float" office:value="-66.5" calcext:value-type="float">
            <text:p>-66.5</text:p>
          </table:table-cell>
          <table:table-cell table:style-name="ce15" office:value-type="string" calcext:value-type="string">
            <text:p>Y_offset</text:p>
          </table:table-cell>
          <table:table-cell table:style-name="ce19" office:value-type="float" office:value="-8.5" calcext:value-type="float">
            <text:p>-8.5</text:p>
          </table:table-cell>
          <table:table-cell table:number-columns-repeated="9"/>
          <table:table-cell office:value-type="float" office:value="577" calcext:value-type="float">
            <text:p>577</text:p>
          </table:table-cell>
          <table:table-cell table:number-columns-repeated="49"/>
        </table:table-row>
        <table:table-row table:style-name="ro1">
          <table:table-cell/>
          <table:table-cell table:style-name="ce16" office:value-type="string" calcext:value-type="string">
            <text:p>X_nozzle</text:p>
          </table:table-cell>
          <table:table-cell table:style-name="ce16" office:value-type="string" calcext:value-type="string">
            <text:p>Y_nozzle</text:p>
          </table:table-cell>
          <table:table-cell table:style-name="ce16" office:value-type="string" calcext:value-type="string">
            <text:p>X_probe</text:p>
          </table:table-cell>
          <table:table-cell table:style-name="ce16" office:value-type="string" calcext:value-type="string">
            <text:p>Y_probe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table:number-columns-repeated="49"/>
        </table:table-row>
        <table:table-row table:style-name="ro1">
          <table:table-cell/>
          <table:table-cell table:style-name="ce17" office:value-type="float" office:value="68.5" calcext:value-type="float">
            <text:p>68.5</text:p>
          </table:table-cell>
          <table:table-cell table:style-name="ce17" office:value-type="float" office:value="35.5" calcext:value-type="float">
            <text:p>35.5</text:p>
          </table:table-cell>
          <table:table-cell table:style-name="ce17" table:formula="of:=[.B26]+X_offset" office:value-type="float" office:value="2" calcext:value-type="float">
            <text:p>2</text:p>
          </table:table-cell>
          <table:table-cell table:style-name="ce17" table:formula="of:=[.C26]+Y_offset" office:value-type="float" office:value="27" calcext:value-type="float">
            <text:p>27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O24]-[.O25]" office:value-type="float" office:value="127" calcext:value-type="float">
            <text:p>127</text:p>
          </table:table-cell>
          <table:table-cell table:number-columns-repeated="49"/>
        </table:table-row>
        <table:table-row table:style-name="ro1">
          <table:table-cell/>
          <table:table-cell table:style-name="ce17" office:value-type="float" office:value="278.5" calcext:value-type="float">
            <text:p>278.5</text:p>
          </table:table-cell>
          <table:table-cell table:style-name="ce17" office:value-type="float" office:value="35.5" calcext:value-type="float">
            <text:p>35.5</text:p>
          </table:table-cell>
          <table:table-cell table:style-name="ce17" table:formula="of:=[.B27]+X_offset" office:value-type="float" office:value="212" calcext:value-type="float">
            <text:p>212</text:p>
          </table:table-cell>
          <table:table-cell table:style-name="ce17" table:formula="of:=[.C27]+Y_offset" office:value-type="float" office:value="27" calcext:value-type="float">
            <text:p>27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/>
          <table:table-cell table:style-name="ce17" office:value-type="float" office:value="414.5" calcext:value-type="float">
            <text:p>414.5</text:p>
          </table:table-cell>
          <table:table-cell table:style-name="ce17" office:value-type="float" office:value="35.5" calcext:value-type="float">
            <text:p>35.5</text:p>
          </table:table-cell>
          <table:table-cell table:style-name="ce17" table:formula="of:=[.B28]+X_offset" office:value-type="float" office:value="348" calcext:value-type="float">
            <text:p>348</text:p>
          </table:table-cell>
          <table:table-cell table:style-name="ce17" table:formula="of:=[.C28]+Y_offset" office:value-type="float" office:value="27" calcext:value-type="float">
            <text:p>27</text:p>
          </table:table-cell>
          <table:table-cell office:value-type="float" office:value="2.05" calcext:value-type="float">
            <text:p>2.05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table:style-name="ce17" office:value-type="float" office:value="68.5" calcext:value-type="float">
            <text:p>68.5</text:p>
          </table:table-cell>
          <table:table-cell table:style-name="ce17" office:value-type="float" office:value="223.5" calcext:value-type="float">
            <text:p>223.5</text:p>
          </table:table-cell>
          <table:table-cell table:style-name="ce17" table:formula="of:=[.B29]+X_offset" office:value-type="float" office:value="2" calcext:value-type="float">
            <text:p>2</text:p>
          </table:table-cell>
          <table:table-cell table:style-name="ce17" table:formula="of:=[.C29]+Y_offset" office:value-type="float" office:value="215" calcext:value-type="float">
            <text:p>215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17" office:value-type="float" office:value="278.5" calcext:value-type="float">
            <text:p>278.5</text:p>
          </table:table-cell>
          <table:table-cell table:style-name="ce17" office:value-type="float" office:value="223.5" calcext:value-type="float">
            <text:p>223.5</text:p>
          </table:table-cell>
          <table:table-cell table:style-name="ce17" table:formula="of:=[.B30]+X_offset" office:value-type="float" office:value="212" calcext:value-type="float">
            <text:p>212</text:p>
          </table:table-cell>
          <table:table-cell table:style-name="ce17" table:formula="of:=[.C30]+Y_offset" office:value-type="float" office:value="215" calcext:value-type="float">
            <text:p>215</text:p>
          </table:table-cell>
          <table:table-cell office:value-type="float" office:value="2.05" calcext:value-type="float">
            <text:p>2.05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/>
          <table:table-cell table:style-name="ce17" office:value-type="float" office:value="414.5" calcext:value-type="float">
            <text:p>414.5</text:p>
          </table:table-cell>
          <table:table-cell table:style-name="ce17" office:value-type="float" office:value="223.5" calcext:value-type="float">
            <text:p>223.5</text:p>
          </table:table-cell>
          <table:table-cell table:style-name="ce17" table:formula="of:=[.B31]+X_offset" office:value-type="float" office:value="348" calcext:value-type="float">
            <text:p>348</text:p>
          </table:table-cell>
          <table:table-cell table:style-name="ce17" table:formula="of:=[.C31]+Y_offset" office:value-type="float" office:value="215" calcext:value-type="float">
            <text:p>215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/>
          <table:table-cell table:style-name="ce17" office:value-type="float" office:value="68.5" calcext:value-type="float">
            <text:p>68.5</text:p>
          </table:table-cell>
          <table:table-cell table:style-name="ce17" office:value-type="float" office:value="443.5" calcext:value-type="float">
            <text:p>443.5</text:p>
          </table:table-cell>
          <table:table-cell table:style-name="ce17" table:formula="of:=[.B32]+X_offset" office:value-type="float" office:value="2" calcext:value-type="float">
            <text:p>2</text:p>
          </table:table-cell>
          <table:table-cell table:style-name="ce17" table:formula="of:=[.C32]+Y_offset" office:value-type="float" office:value="435" calcext:value-type="float">
            <text:p>435</text:p>
          </table:table-cell>
          <table:table-cell office:value-type="float" office:value="2.05" calcext:value-type="float">
            <text:p>2.05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/>
          <table:table-cell table:style-name="ce17" office:value-type="float" office:value="278.5" calcext:value-type="float">
            <text:p>278.5</text:p>
          </table:table-cell>
          <table:table-cell table:style-name="ce17" office:value-type="float" office:value="443.5" calcext:value-type="float">
            <text:p>443.5</text:p>
          </table:table-cell>
          <table:table-cell table:style-name="ce17" table:formula="of:=[.B33]+X_offset" office:value-type="float" office:value="212" calcext:value-type="float">
            <text:p>212</text:p>
          </table:table-cell>
          <table:table-cell table:style-name="ce17" table:formula="of:=[.C33]+Y_offset" office:value-type="float" office:value="435" calcext:value-type="float">
            <text:p>435</text:p>
          </table:table-cell>
          <table:table-cell office:value-type="float" office:value="2.05" calcext:value-type="float">
            <text:p>2.05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/>
          <table:table-cell table:style-name="ce17" office:value-type="float" office:value="414.5" calcext:value-type="float">
            <text:p>414.5</text:p>
          </table:table-cell>
          <table:table-cell table:style-name="ce17" office:value-type="float" office:value="443.5" calcext:value-type="float">
            <text:p>443.5</text:p>
          </table:table-cell>
          <table:table-cell table:style-name="ce17" table:formula="of:=[.B34]+X_offset" office:value-type="float" office:value="348" calcext:value-type="float">
            <text:p>348</text:p>
          </table:table-cell>
          <table:table-cell table:style-name="ce17" table:formula="of:=[.C34]+Y_offset" office:value-type="float" office:value="435" calcext:value-type="float">
            <text:p>435</text:p>
          </table:table-cell>
          <table:table-cell office:value-type="float" office:value="2.05" calcext:value-type="float">
            <text:p>2.05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1_max_pos</text:p>
          </table:table-cell>
          <table:table-cell office:value-type="float" office:value="418" calcext:value-type="float">
            <text:p>41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x_max_pos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table:formula="of:=[.C37]-[.D3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_max_pos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table:formula="of:=[.C38]-[.D38]" office:value-type="float" office:value="24" calcext:value-type="float">
            <text:p>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22" office:value-type="string" calcext:value-type="string">
            <text:p>PROBING_MARGIN_LEFT <text:s/>2.5*PROBING_MARGIN</text:p>
          </table:table-cell>
          <table:table-cell table:number-columns-repeated="5"/>
          <table:table-cell table:style-name="ce26" office:value-type="string" calcext:value-type="string">
            <text:p>PROBING_MARGIN_RIGHT</text:p>
          </table:table-cell>
          <table:table-cell/>
          <table:table-cell office:value-type="string" calcext:value-type="string">
            <text:p><text:s text:c="2"/>6*PROBING_MARGIN</text:p>
          </table:table-cell>
          <table:table-cell table:number-columns-repeated="44"/>
        </table:table-row>
        <table:table-row table:style-name="ro1">
          <table:table-cell table:number-columns-repeated="11"/>
          <table:table-cell table:style-name="ce22" office:value-type="float" office:value="-19" calcext:value-type="float">
            <text:p>-19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number-columns-repeated="46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[.L42]-[.L41]" office:value-type="float" office:value="24" calcext:value-type="float">
            <text:p>24</text:p>
          </table:table-cell>
          <table:table-cell table:number-columns-repeated="5"/>
          <table:table-cell table:formula="of:=[.R41]-[.R42]" office:value-type="float" office:value="60" calcext:value-type="float">
            <text:p>6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X_MIN_POS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X_BED_SIZ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X_MAX_POS</text:p>
          </table:table-cell>
          <table:table-cell office:value-type="float" office:value="478" calcext:value-type="float">
            <text:p>478</text:p>
          </table:table-cell>
          <table:table-cell table:formula="of:=[.F44]-[.D44]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_MIN_P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_BED_SIZ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Y_MAX_POS</text:p>
          </table:table-cell>
          <table:table-cell table:formula="of:=455+122" office:value-type="float" office:value="577" calcext:value-type="float">
            <text:p>577</text:p>
          </table:table-cell>
          <table:table-cell table:formula="of:=[.F45]-[.D45]" office:value-type="float" office:value="122" calcext:value-type="float">
            <text:p>12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office:value-type="string" calcext:value-type="string">
            <text:p>Nozzle</text:p>
          </table:table-cell>
          <table:table-cell table:number-columns-repeated="46"/>
        </table:table-row>
        <table:table-row table:style-name="ro1">
          <table:table-cell/>
          <table:table-cell table:style-name="ce22" office:value-type="string" calcext:value-type="string">
            <text:p>PROBING_MARGIN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Probe</text:p>
          </table:table-cell>
          <table:table-cell table:number-columns-repeated="46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14"/>
          <table:table-cell table:style-name="ce22" office:value-type="string" calcext:value-type="string">
            <text:p>PROBING_MARGIN_FRONT</text:p>
          </table:table-cell>
          <table:table-cell office:value-type="string" calcext:value-type="string">
            <text:p><text:s text:c="4"/>PROBING_MARGIN/2</text:p>
          </table:table-cell>
          <table:table-cell table:number-columns-repeated="48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49"/>
        </table:table-row>
      </table:table>
      <table:named-expressions>
        <table:named-range table:name="X_offset" table:base-cell-address="$Sheet2.$C$24" table:cell-range-address="$Sheet2.$C$24"/>
        <table:named-range table:name="Y_offset" table:base-cell-address="$Sheet2.$E$24" table:cell-range-address="$Sheet2.$E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21:12:23.174891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08:55:59.296189125</meta:creation-date>
    <meta:editing-duration>PT11H24M39S</meta:editing-duration>
    <meta:editing-cycles>11</meta:editing-cycles>
    <meta:generator>LibreOffice/6.4.5.2$Linux_X86_64 LibreOffice_project/40$Build-2</meta:generator>
    <dc:date>2020-08-31T21:21:01.236723217</dc:date>
    <meta:document-statistic meta:table-count="2" meta:cell-count="203" meta:object-count="28"/>
  </office:meta>
</office:document-meta>
</file>